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57c9" officeooo:paragraph-rsid="000057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hch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6:55:12.767852021</meta:creation-date>
    <dc:date>2021-01-21T16:55:52.834809157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7.3$Linux_X86_64 LibreOffice_project/00m0$Build-3</meta:generator>
  </office:meta>
</office:document-meta>
</file>